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2.307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168cm"/>
    </style:style>
    <style:style style:name="co8" style:family="table-column">
      <style:table-column-properties fo:break-before="auto" style:column-width="3.528cm"/>
    </style:style>
    <style:style style:name="co9" style:family="table-column">
      <style:table-column-properties fo:break-before="auto" style:column-width="5.055cm"/>
    </style:style>
    <style:style style:name="co10" style:family="table-column">
      <style:table-column-properties fo:break-before="auto" style:column-width="4.694cm"/>
    </style:style>
    <style:style style:name="co11" style:family="table-column">
      <style:table-column-properties fo:break-before="auto" style:column-width="4.777cm"/>
    </style:style>
    <style:style style:name="co12" style:family="table-column">
      <style:table-column-properties fo:break-before="auto" style:column-width="5.498cm"/>
    </style:style>
    <style:style style:name="co13" style:family="table-column">
      <style:table-column-properties fo:break-before="auto" style:column-width="4.639cm"/>
    </style:style>
    <style:style style:name="co14" style:family="table-column">
      <style:table-column-properties fo:break-before="auto" style:column-width="5.999cm"/>
    </style:style>
    <style:style style:name="co15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5.332cm"/>
    </style:style>
    <style:style style:name="co17" style:family="table-column">
      <style:table-column-properties fo:break-before="auto" style:column-width="6.108cm"/>
    </style:style>
    <style:style style:name="co18" style:family="table-column">
      <style:table-column-properties fo:break-before="auto" style:column-width="4.417cm"/>
    </style:style>
    <style:style style:name="co19" style:family="table-column">
      <style:table-column-properties fo:break-before="auto" style:column-width="5.666cm"/>
    </style:style>
    <style:style style:name="co20" style:family="table-column">
      <style:table-column-properties fo:break-before="auto" style:column-width="4.916cm"/>
    </style:style>
    <style:style style:name="co21" style:family="table-column">
      <style:table-column-properties fo:break-before="auto" style:column-width="3.168cm"/>
    </style:style>
    <style:style style:name="co22" style:family="table-column">
      <style:table-column-properties fo:break-before="auto" style:column-width="3.251cm"/>
    </style:style>
    <style:style style:name="co23" style:family="table-column">
      <style:table-column-properties fo:break-before="auto" style:column-width="3.972cm"/>
    </style:style>
    <style:style style:name="co24" style:family="table-column">
      <style:table-column-properties fo:break-before="auto" style:column-width="3.112cm"/>
    </style:style>
    <style:style style:name="co25" style:family="table-column">
      <style:table-column-properties fo:break-before="auto" style:column-width="4.471cm"/>
    </style:style>
    <style:style style:name="co26" style:family="table-column">
      <style:table-column-properties fo:break-before="auto" style:column-width="2.752cm"/>
    </style:style>
    <style:style style:name="co27" style:family="table-column">
      <style:table-column-properties fo:break-before="auto" style:column-width="3.889cm"/>
    </style:style>
    <style:style style:name="co2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number-columns-repeated="5" table:default-cell-style-name="Default"/>
        <table:table-row table:style-name="ro1">
          <table:table-cell office:value-type="string">
            <text:p>ParticipantID</text:p>
          </table:table-cell>
          <table:table-cell office:value-type="string">
            <text:p><text:s/>Condition</text:p>
          </table:table-cell>
          <table:table-cell office:value-type="string">
            <text:p>Collaboration1</text:p>
          </table:table-cell>
          <table:table-cell office:value-type="string">
            <text:p>Enjoyment1</text:p>
          </table:table-cell>
          <table:table-cell office:value-type="string">
            <text:p>Exploration1</text:p>
          </table:table-cell>
          <table:table-cell office:value-type="string">
            <text:p>Expressiveness1</text:p>
          </table:table-cell>
          <table:table-cell office:value-type="string">
            <text:p>Immersion1</text:p>
          </table:table-cell>
          <table:table-cell office:value-type="string">
            <text:p>ResultsWorthEffort1</text:p>
          </table:table-cell>
          <table:table-cell office:value-type="string">
            <text:p>Collaboration2</text:p>
          </table:table-cell>
          <table:table-cell office:value-type="string">
            <text:p>Enjoyment2</text:p>
          </table:table-cell>
          <table:table-cell office:value-type="string">
            <text:p>Exploration2</text:p>
          </table:table-cell>
          <table:table-cell office:value-type="string">
            <text:p>Expressiveness2</text:p>
          </table:table-cell>
          <table:table-cell office:value-type="string">
            <text:p>Immersion2</text:p>
          </table:table-cell>
          <table:table-cell office:value-type="string">
            <text:p>ResultsWorthEffort2</text:p>
          </table:table-cell>
          <table:table-cell office:value-type="string">
            <text:p>Collaboration_Sum</text:p>
          </table:table-cell>
          <table:table-cell office:value-type="string">
            <text:p>Enjoyment_Sum</text:p>
          </table:table-cell>
          <table:table-cell office:value-type="string">
            <text:p>Exploration_Sum</text:p>
          </table:table-cell>
          <table:table-cell office:value-type="string">
            <text:p>Expressiveness_Sum</text:p>
          </table:table-cell>
          <table:table-cell office:value-type="string">
            <text:p>Immersion_Sum</text:p>
          </table:table-cell>
          <table:table-cell office:value-type="string">
            <text:p>ResultsWorthEffort_Sum</text:p>
          </table:table-cell>
          <table:table-cell office:value-type="string">
            <text:p>Collaboration_Average</text:p>
          </table:table-cell>
          <table:table-cell office:value-type="string">
            <text:p><text:s/>Enjoyment_Average</text:p>
          </table:table-cell>
          <table:table-cell office:value-type="string">
            <text:p><text:s/>Exploration_Average</text:p>
          </table:table-cell>
          <table:table-cell office:value-type="string">
            <text:p><text:s/>Expressiveness_Average</text:p>
          </table:table-cell>
          <table:table-cell office:value-type="string">
            <text:p>Immersion_Average</text:p>
          </table:table-cell>
          <table:table-cell office:value-type="string">
            <text:p><text:s/>ResultsWorthEffort_Average</text:p>
          </table:table-cell>
          <table:table-cell office:value-type="string">
            <text:p>Collaboration_Count</text:p>
          </table:table-cell>
          <table:table-cell office:value-type="string">
            <text:p>Enjoyment_Count</text:p>
          </table:table-cell>
          <table:table-cell office:value-type="string">
            <text:p>Exploration_Count</text:p>
          </table:table-cell>
          <table:table-cell office:value-type="string">
            <text:p>Expressiveness_Count</text:p>
          </table:table-cell>
          <table:table-cell office:value-type="string">
            <text:p>Immersion_Count</text:p>
          </table:table-cell>
          <table:table-cell office:value-type="string">
            <text:p>ResultsWorthEffort_Count</text:p>
          </table:table-cell>
          <table:table-cell office:value-type="string">
            <text:p><text:s/>CSIScore</text:p>
          </table:table-cell>
          <table:table-cell office:value-type="string">
            <text:p>CSIScore recalculated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C2]+[.I2]" office:value-type="float" office:value="0">
            <text:p>0</text:p>
          </table:table-cell>
          <table:table-cell table:formula="of:=[.D2]+[.J2]" office:value-type="float" office:value="13">
            <text:p>13</text:p>
          </table:table-cell>
          <table:table-cell table:formula="of:=[.E2]+[.K2]" office:value-type="float" office:value="14">
            <text:p>14</text:p>
          </table:table-cell>
          <table:table-cell table:formula="of:=[.F2]+[.L2]" office:value-type="float" office:value="6">
            <text:p>6</text:p>
          </table:table-cell>
          <table:table-cell table:formula="of:=[.G2]+[.M2]" office:value-type="float" office:value="14">
            <text:p>14</text:p>
          </table:table-cell>
          <table:table-cell table:formula="of:=[.H2]+[.N2]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.5">
            <text:p>8.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4.333332">
            <text:p>44.333332</text:p>
          </table:table-cell>
          <table:table-cell table:formula="of:=(([.C2]+[.I2])*[.AA2]+([.D2]+[.J2])*[.AB2]+([.E2]+[.K2])*[.AC2]+([.F2]+[.L2])*[.AD2]+([.G2]+[.M2])*[.AE2]+([.H2]+[.N2])*[.AF2])/3" office:value-type="float" office:value="44.3333333333333">
            <text:p>44.333333333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3]+[.I3]" office:value-type="float" office:value="0">
            <text:p>0</text:p>
          </table:table-cell>
          <table:table-cell table:formula="of:=[.D3]+[.J3]" office:value-type="float" office:value="10">
            <text:p>10</text:p>
          </table:table-cell>
          <table:table-cell table:formula="of:=[.E3]+[.K3]" office:value-type="float" office:value="14">
            <text:p>14</text:p>
          </table:table-cell>
          <table:table-cell table:formula="of:=[.F3]+[.L3]" office:value-type="float" office:value="7">
            <text:p>7</text:p>
          </table:table-cell>
          <table:table-cell table:formula="of:=[.G3]+[.M3]" office:value-type="float" office:value="14">
            <text:p>14</text:p>
          </table:table-cell>
          <table:table-cell table:formula="of:=[.H3]+[.N3]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.5">
            <text:p>3.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3.666668">
            <text:p>63.666668</text:p>
          </table:table-cell>
          <table:table-cell table:formula="of:=(([.C3]+[.I3])*[.AA3]+([.D3]+[.J3])*[.AB3]+([.E3]+[.K3])*[.AC3]+([.F3]+[.L3])*[.AD3]+([.G3]+[.M3])*[.AE3]+([.H3]+[.N3])*[.AF3])/3" office:value-type="float" office:value="63.6666666666667">
            <text:p>63.6666666667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table:formula="of:=[.C4]+[.I4]" office:value-type="float" office:value="0">
            <text:p>0</text:p>
          </table:table-cell>
          <table:table-cell table:formula="of:=[.D4]+[.J4]" office:value-type="float" office:value="9">
            <text:p>9</text:p>
          </table:table-cell>
          <table:table-cell table:formula="of:=[.E4]+[.K4]" office:value-type="float" office:value="7">
            <text:p>7</text:p>
          </table:table-cell>
          <table:table-cell table:formula="of:=[.F4]+[.L4]" office:value-type="float" office:value="13">
            <text:p>13</text:p>
          </table:table-cell>
          <table:table-cell table:formula="of:=[.G4]+[.M4]" office:value-type="float" office:value="12">
            <text:p>12</text:p>
          </table:table-cell>
          <table:table-cell table:formula="of:=[.H4]+[.N4]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6.5">
            <text:p>6.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.666668">
            <text:p>47.666668</text:p>
          </table:table-cell>
          <table:table-cell table:formula="of:=(([.C4]+[.I4])*[.AA4]+([.D4]+[.J4])*[.AB4]+([.E4]+[.K4])*[.AC4]+([.F4]+[.L4])*[.AD4]+([.G4]+[.M4])*[.AE4]+([.H4]+[.N4])*[.AF4])/3" office:value-type="float" office:value="47.6666666666667">
            <text:p>47.6666666667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5]+[.I5]" office:value-type="float" office:value="0">
            <text:p>0</text:p>
          </table:table-cell>
          <table:table-cell table:formula="of:=[.D5]+[.J5]" office:value-type="float" office:value="10">
            <text:p>10</text:p>
          </table:table-cell>
          <table:table-cell table:formula="of:=[.E5]+[.K5]" office:value-type="float" office:value="11">
            <text:p>11</text:p>
          </table:table-cell>
          <table:table-cell table:formula="of:=[.F5]+[.L5]" office:value-type="float" office:value="12">
            <text:p>12</text:p>
          </table:table-cell>
          <table:table-cell table:formula="of:=[.G5]+[.M5]" office:value-type="float" office:value="8">
            <text:p>8</text:p>
          </table:table-cell>
          <table:table-cell table:formula="of:=[.H5]+[.N5]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formula="of:=(([.C5]+[.I5])*[.AA5]+([.D5]+[.J5])*[.AB5]+([.E5]+[.K5])*[.AC5]+([.F5]+[.L5])*[.AD5]+([.G5]+[.M5])*[.AE5]+([.H5]+[.N5])*[.AF5])/3" office:value-type="float" office:value="53">
            <text:p>53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6]+[.I6]" office:value-type="float" office:value="0">
            <text:p>0</text:p>
          </table:table-cell>
          <table:table-cell table:formula="of:=[.D6]+[.J6]" office:value-type="float" office:value="12">
            <text:p>12</text:p>
          </table:table-cell>
          <table:table-cell table:formula="of:=[.E6]+[.K6]" office:value-type="float" office:value="13">
            <text:p>13</text:p>
          </table:table-cell>
          <table:table-cell table:formula="of:=[.F6]+[.L6]" office:value-type="float" office:value="12">
            <text:p>12</text:p>
          </table:table-cell>
          <table:table-cell table:formula="of:=[.G6]+[.M6]" office:value-type="float" office:value="8">
            <text:p>8</text:p>
          </table:table-cell>
          <table:table-cell table:formula="of:=[.H6]+[.N6]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.5">
            <text:p>6.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.5">
            <text:p>8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4.333336">
            <text:p>64.333336</text:p>
          </table:table-cell>
          <table:table-cell table:formula="of:=(([.C6]+[.I6])*[.AA6]+([.D6]+[.J6])*[.AB6]+([.E6]+[.K6])*[.AC6]+([.F6]+[.L6])*[.AD6]+([.G6]+[.M6])*[.AE6]+([.H6]+[.N6])*[.AF6])/3" office:value-type="float" office:value="64.3333333333333">
            <text:p>64.3333333333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7]+[.I7]" office:value-type="float" office:value="0">
            <text:p>0</text:p>
          </table:table-cell>
          <table:table-cell table:formula="of:=[.D7]+[.J7]" office:value-type="float" office:value="9">
            <text:p>9</text:p>
          </table:table-cell>
          <table:table-cell table:formula="of:=[.E7]+[.K7]" office:value-type="float" office:value="14">
            <text:p>14</text:p>
          </table:table-cell>
          <table:table-cell table:formula="of:=[.F7]+[.L7]" office:value-type="float" office:value="10">
            <text:p>10</text:p>
          </table:table-cell>
          <table:table-cell table:formula="of:=[.G7]+[.M7]" office:value-type="float" office:value="6">
            <text:p>6</text:p>
          </table:table-cell>
          <table:table-cell table:formula="of:=[.H7]+[.N7]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1.333332">
            <text:p>51.333332</text:p>
          </table:table-cell>
          <table:table-cell table:formula="of:=(([.C7]+[.I7])*[.AA7]+([.D7]+[.J7])*[.AB7]+([.E7]+[.K7])*[.AC7]+([.F7]+[.L7])*[.AD7]+([.G7]+[.M7])*[.AE7]+([.H7]+[.N7])*[.AF7])/3" office:value-type="float" office:value="51.3333333333333">
            <text:p>51.3333333333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formula="of:=[.C8]+[.I8]" office:value-type="float" office:value="0">
            <text:p>0</text:p>
          </table:table-cell>
          <table:table-cell table:formula="of:=[.D8]+[.J8]" office:value-type="float" office:value="9">
            <text:p>9</text:p>
          </table:table-cell>
          <table:table-cell table:formula="of:=[.E8]+[.K8]" office:value-type="float" office:value="11">
            <text:p>11</text:p>
          </table:table-cell>
          <table:table-cell table:formula="of:=[.F8]+[.L8]" office:value-type="float" office:value="10">
            <text:p>10</text:p>
          </table:table-cell>
          <table:table-cell table:formula="of:=[.G8]+[.M8]" office:value-type="float" office:value="6">
            <text:p>6</text:p>
          </table:table-cell>
          <table:table-cell table:formula="of:=[.H8]+[.N8]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formula="of:=(([.C8]+[.I8])*[.AA8]+([.D8]+[.J8])*[.AB8]+([.E8]+[.K8])*[.AC8]+([.F8]+[.L8])*[.AD8]+([.G8]+[.M8])*[.AE8]+([.H8]+[.N8])*[.AF8])/3"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C9]+[.I9]" office:value-type="float" office:value="0">
            <text:p>0</text:p>
          </table:table-cell>
          <table:table-cell table:formula="of:=[.D9]+[.J9]" office:value-type="float" office:value="11">
            <text:p>11</text:p>
          </table:table-cell>
          <table:table-cell table:formula="of:=[.E9]+[.K9]" office:value-type="float" office:value="9">
            <text:p>9</text:p>
          </table:table-cell>
          <table:table-cell table:formula="of:=[.F9]+[.L9]" office:value-type="float" office:value="10">
            <text:p>10</text:p>
          </table:table-cell>
          <table:table-cell table:formula="of:=[.G9]+[.M9]" office:value-type="float" office:value="19">
            <text:p>19</text:p>
          </table:table-cell>
          <table:table-cell table:formula="of:=[.H9]+[.N9]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9.5">
            <text:p>9.5</text:p>
          </table:table-cell>
          <table:table-cell office:value-type="float" office:value="7.5">
            <text:p>7.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(([.C9]+[.I9])*[.AA9]+([.D9]+[.J9])*[.AB9]+([.E9]+[.K9])*[.AC9]+([.F9]+[.L9])*[.AD9]+([.G9]+[.M9])*[.AE9]+([.H9]+[.N9])*[.AF9])/3" office:value-type="float" office:value="64">
            <text:p>64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0]+[.I10]" office:value-type="float" office:value="0">
            <text:p>0</text:p>
          </table:table-cell>
          <table:table-cell table:formula="of:=[.D10]+[.J10]" office:value-type="float" office:value="8">
            <text:p>8</text:p>
          </table:table-cell>
          <table:table-cell table:formula="of:=[.E10]+[.K10]" office:value-type="float" office:value="9">
            <text:p>9</text:p>
          </table:table-cell>
          <table:table-cell table:formula="of:=[.F10]+[.L10]" office:value-type="float" office:value="8">
            <text:p>8</text:p>
          </table:table-cell>
          <table:table-cell table:formula="of:=[.G10]+[.M10]" office:value-type="float" office:value="7">
            <text:p>7</text:p>
          </table:table-cell>
          <table:table-cell table:formula="of:=[.H10]+[.N10]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(([.C10]+[.I10])*[.AA10]+([.D10]+[.J10])*[.AB10]+([.E10]+[.K10])*[.AC10]+([.F10]+[.L10])*[.AD10]+([.G10]+[.M10])*[.AE10]+([.H10]+[.N10])*[.AF10])/3"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1]+[.I11]" office:value-type="float" office:value="0">
            <text:p>0</text:p>
          </table:table-cell>
          <table:table-cell table:formula="of:=[.D11]+[.J11]" office:value-type="float" office:value="14">
            <text:p>14</text:p>
          </table:table-cell>
          <table:table-cell table:formula="of:=[.E11]+[.K11]" office:value-type="float" office:value="13">
            <text:p>13</text:p>
          </table:table-cell>
          <table:table-cell table:formula="of:=[.F11]+[.L11]" office:value-type="float" office:value="12">
            <text:p>12</text:p>
          </table:table-cell>
          <table:table-cell table:formula="of:=[.G11]+[.M11]" office:value-type="float" office:value="9">
            <text:p>9</text:p>
          </table:table-cell>
          <table:table-cell table:formula="of:=[.H11]+[.N11]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.5">
            <text:p>6.5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5.666664">
            <text:p>65.666664</text:p>
          </table:table-cell>
          <table:table-cell table:formula="of:=(([.C11]+[.I11])*[.AA11]+([.D11]+[.J11])*[.AB11]+([.E11]+[.K11])*[.AC11]+([.F11]+[.L11])*[.AD11]+([.G11]+[.M11])*[.AE11]+([.H11]+[.N11])*[.AF11])/3" office:value-type="float" office:value="65.6666666666667">
            <text:p>65.6666666667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12]+[.I12]" office:value-type="float" office:value="0">
            <text:p>0</text:p>
          </table:table-cell>
          <table:table-cell table:formula="of:=[.D12]+[.J12]" office:value-type="float" office:value="10">
            <text:p>10</text:p>
          </table:table-cell>
          <table:table-cell table:formula="of:=[.E12]+[.K12]" office:value-type="float" office:value="7">
            <text:p>7</text:p>
          </table:table-cell>
          <table:table-cell table:formula="of:=[.F12]+[.L12]" office:value-type="float" office:value="10">
            <text:p>10</text:p>
          </table:table-cell>
          <table:table-cell table:formula="of:=[.G12]+[.M12]" office:value-type="float" office:value="14">
            <text:p>14</text:p>
          </table:table-cell>
          <table:table-cell table:formula="of:=[.H12]+[.N12]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.666668">
            <text:p>50.666668</text:p>
          </table:table-cell>
          <table:table-cell table:formula="of:=(([.C12]+[.I12])*[.AA12]+([.D12]+[.J12])*[.AB12]+([.E12]+[.K12])*[.AC12]+([.F12]+[.L12])*[.AD12]+([.G12]+[.M12])*[.AE12]+([.H12]+[.N12])*[.AF12])/3" office:value-type="float" office:value="50.6666666666667">
            <text:p>50.6666666667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13]+[.I13]" office:value-type="float" office:value="0">
            <text:p>0</text:p>
          </table:table-cell>
          <table:table-cell table:formula="of:=[.D13]+[.J13]" office:value-type="float" office:value="9">
            <text:p>9</text:p>
          </table:table-cell>
          <table:table-cell table:formula="of:=[.E13]+[.K13]" office:value-type="float" office:value="16">
            <text:p>16</text:p>
          </table:table-cell>
          <table:table-cell table:formula="of:=[.F13]+[.L13]" office:value-type="float" office:value="12">
            <text:p>12</text:p>
          </table:table-cell>
          <table:table-cell table:formula="of:=[.G13]+[.M13]" office:value-type="float" office:value="16">
            <text:p>16</text:p>
          </table:table-cell>
          <table:table-cell table:formula="of:=[.H13]+[.N13]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8.333332">
            <text:p>48.333332</text:p>
          </table:table-cell>
          <table:table-cell table:formula="of:=(([.C13]+[.I13])*[.AA13]+([.D13]+[.J13])*[.AB13]+([.E13]+[.K13])*[.AC13]+([.F13]+[.L13])*[.AD13]+([.G13]+[.M13])*[.AE13]+([.H13]+[.N13])*[.AF13])/3" office:value-type="float" office:value="48.3333333333333">
            <text:p>48.3333333333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14]+[.I14]" office:value-type="float" office:value="0">
            <text:p>0</text:p>
          </table:table-cell>
          <table:table-cell table:formula="of:=[.D14]+[.J14]" office:value-type="float" office:value="10">
            <text:p>10</text:p>
          </table:table-cell>
          <table:table-cell table:formula="of:=[.E14]+[.K14]" office:value-type="float" office:value="7">
            <text:p>7</text:p>
          </table:table-cell>
          <table:table-cell table:formula="of:=[.F14]+[.L14]" office:value-type="float" office:value="10">
            <text:p>10</text:p>
          </table:table-cell>
          <table:table-cell table:formula="of:=[.G14]+[.M14]" office:value-type="float" office:value="12">
            <text:p>12</text:p>
          </table:table-cell>
          <table:table-cell table:formula="of:=[.H14]+[.N14]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8.666668">
            <text:p>48.666668</text:p>
          </table:table-cell>
          <table:table-cell table:formula="of:=(([.C14]+[.I14])*[.AA14]+([.D14]+[.J14])*[.AB14]+([.E14]+[.K14])*[.AC14]+([.F14]+[.L14])*[.AD14]+([.G14]+[.M14])*[.AE14]+([.H14]+[.N14])*[.AF14])/3" office:value-type="float" office:value="48.6666666666667">
            <text:p>48.6666666667</text:p>
          </table:table-cell>
          <table:table-cell table:number-columns-repeated="6"/>
        </table:table-row>
        <table:table-row table:style-name="ro1">
          <table:table-cell table:number-columns-repeated="14"/>
          <table:table-cell table:formula="of:=AVERAGE([.O2:.O14])" office:value-type="float" office:value="0">
            <text:p>0</text:p>
          </table:table-cell>
          <table:table-cell table:formula="of:=AVERAGE([.P2:.P14])" office:value-type="float" office:value="10.3076923076923">
            <text:p>10.3076923077</text:p>
          </table:table-cell>
          <table:table-cell table:style-name="ce1" table:formula="of:=AVERAGE([.Q2:.Q14])" office:value-type="float" office:value="11.1538461538462">
            <text:p>11.1538461538</text:p>
          </table:table-cell>
          <table:table-cell table:style-name="ce1" table:formula="of:=AVERAGE([.R2:.R14])" office:value-type="float" office:value="10.1538461538462">
            <text:p>10.1538461538</text:p>
          </table:table-cell>
          <table:table-cell table:style-name="ce1" table:formula="of:=AVERAGE([.S2:.S14])" office:value-type="float" office:value="11.1538461538462">
            <text:p>11.1538461538</text:p>
          </table:table-cell>
          <table:table-cell table:style-name="ce1" table:formula="of:=AVERAGE([.T2:.T14])" office:value-type="float" office:value="13.0769230769231">
            <text:p>13.0769230769</text:p>
          </table:table-cell>
          <table:table-cell table:formula="of:=AVERAGE([.U2:.U14])" office:value-type="float" office:value="0">
            <text:p>0</text:p>
          </table:table-cell>
          <table:table-cell table:formula="of:=AVERAGE([.V2:.V14])" office:value-type="float" office:value="5.15384615384615">
            <text:p>5.1538461538</text:p>
          </table:table-cell>
          <table:table-cell table:style-name="ce1" table:formula="of:=AVERAGE([.W2:.W14])" office:value-type="float" office:value="5.57692307692308">
            <text:p>5.5769230769</text:p>
          </table:table-cell>
          <table:table-cell table:style-name="ce1" table:formula="of:=AVERAGE([.X2:.X14])" office:value-type="float" office:value="5.07692307692308">
            <text:p>5.0769230769</text:p>
          </table:table-cell>
          <table:table-cell table:style-name="ce1" table:formula="of:=AVERAGE([.Y2:.Y14])" office:value-type="float" office:value="5.57692307692308">
            <text:p>5.5769230769</text:p>
          </table:table-cell>
          <table:table-cell table:style-name="ce1" table:formula="of:=AVERAGE([.Z2:.Z14])" office:value-type="float" office:value="6.53846153846154">
            <text:p>6.5384615385</text:p>
          </table:table-cell>
          <table:table-cell table:style-name="ce1" table:formula="of:=AVERAGE([.AA2:.AA14])" office:value-type="float" office:value="0.538461538461538">
            <text:p>0.5384615385</text:p>
          </table:table-cell>
          <table:table-cell table:style-name="ce1" table:formula="of:=AVERAGE([.AB2:.AB14])" office:value-type="float" office:value="2.30769230769231">
            <text:p>2.3076923077</text:p>
          </table:table-cell>
          <table:table-cell table:style-name="ce1" table:formula="of:=AVERAGE([.AC2:.AC14])" office:value-type="float" office:value="3.53846153846154">
            <text:p>3.5384615385</text:p>
          </table:table-cell>
          <table:table-cell table:style-name="ce1" table:formula="of:=AVERAGE([.AD2:.AD14])" office:value-type="float" office:value="3.23076923076923">
            <text:p>3.2307692308</text:p>
          </table:table-cell>
          <table:table-cell table:style-name="ce1" table:formula="of:=AVERAGE([.AE2:.AE14])" office:value-type="float" office:value="2.30769230769231">
            <text:p>2.3076923077</text:p>
          </table:table-cell>
          <table:table-cell table:style-name="ce1" table:formula="of:=AVERAGE([.AF2:.AF14])" office:value-type="float" office:value="3.07692307692308">
            <text:p>3.0769230769</text:p>
          </table:table-cell>
          <table:table-cell table:style-name="ce1" table:formula="of:=AVERAGE([.AG2:.AG14])" office:value-type="float" office:value="53.5128206153846">
            <text:p>53.5128206154</text:p>
          </table:table-cell>
          <table:table-cell table:style-name="ce1" table:formula="of:=AVERAGE([.AH2:.AH14])" office:value-type="float" office:value="53.5128205128205">
            <text:p>53.5128205128</text:p>
          </table:table-cell>
          <table:table-cell table:number-columns-repeated="6"/>
        </table:table-row>
        <table:table-row table:style-name="ro1">
          <table:table-cell table:number-columns-repeated="14"/>
          <table:table-cell table:formula="of:=STDEV([.O2:.O14])" office:value-type="float" office:value="0">
            <text:p>0</text:p>
          </table:table-cell>
          <table:table-cell table:formula="of:=STDEV([.P2:.P14])" office:value-type="float" office:value="1.75045781557356">
            <text:p>1.7504578156</text:p>
          </table:table-cell>
          <table:table-cell table:style-name="ce1" table:formula="of:=STDEV([.Q2:.Q14])" office:value-type="float" office:value="3.10500010322474">
            <text:p>3.1050001032</text:p>
          </table:table-cell>
          <table:table-cell table:style-name="ce1" table:formula="of:=STDEV([.R2:.R14])" office:value-type="float" office:value="2.11526806205714">
            <text:p>2.1152680621</text:p>
          </table:table-cell>
          <table:table-cell table:style-name="ce1" table:formula="of:=STDEV([.S2:.S14])" office:value-type="float" office:value="4.1401721752876">
            <text:p>4.1401721753</text:p>
          </table:table-cell>
          <table:table-cell table:style-name="ce1" table:formula="of:=STDEV([.T2:.T14])" office:value-type="float" office:value="2.72217861468648">
            <text:p>2.7221786147</text:p>
          </table:table-cell>
          <table:table-cell table:formula="of:=STDEV([.U2:.U14])" office:value-type="float" office:value="0">
            <text:p>0</text:p>
          </table:table-cell>
          <table:table-cell table:formula="of:=STDEV([.V2:.V14])" office:value-type="float" office:value="0.87522890778678">
            <text:p>0.8752289078</text:p>
          </table:table-cell>
          <table:table-cell table:style-name="ce1" table:formula="of:=STDEV([.W2:.W14])" office:value-type="float" office:value="1.55250005161237">
            <text:p>1.5525000516</text:p>
          </table:table-cell>
          <table:table-cell table:style-name="ce1" table:formula="of:=STDEV([.X2:.X14])" office:value-type="float" office:value="1.05763403102857">
            <text:p>1.057634031</text:p>
          </table:table-cell>
          <table:table-cell table:style-name="ce1" table:formula="of:=STDEV([.Y2:.Y14])" office:value-type="float" office:value="2.0700860876438">
            <text:p>2.0700860876</text:p>
          </table:table-cell>
          <table:table-cell table:style-name="ce1" table:formula="of:=STDEV([.Z2:.Z14])" office:value-type="float" office:value="1.36108930734324">
            <text:p>1.3610893073</text:p>
          </table:table-cell>
          <table:table-cell table:style-name="ce1" table:formula="of:=STDEV([.AA2:.AA14])" office:value-type="float" office:value="1.19828937903056">
            <text:p>1.198289379</text:p>
          </table:table-cell>
          <table:table-cell table:style-name="ce1" table:formula="of:=STDEV([.AB2:.AB14])" office:value-type="float" office:value="1.37747446344239">
            <text:p>1.3774744634</text:p>
          </table:table-cell>
          <table:table-cell table:style-name="ce1" table:formula="of:=STDEV([.AC2:.AC14])" office:value-type="float" office:value="1.45002210416397">
            <text:p>1.4500221042</text:p>
          </table:table-cell>
          <table:table-cell table:style-name="ce1" table:formula="of:=STDEV([.AD2:.AD14])" office:value-type="float" office:value="1.09192842819834">
            <text:p>1.0919284282</text:p>
          </table:table-cell>
          <table:table-cell table:style-name="ce1" table:formula="of:=STDEV([.AE2:.AE14])" office:value-type="float" office:value="1.43669849450139">
            <text:p>1.4366984945</text:p>
          </table:table-cell>
          <table:table-cell table:style-name="ce1" table:formula="of:=STDEV([.AF2:.AF14])" office:value-type="float" office:value="1.70594736444487">
            <text:p>1.7059473644</text:p>
          </table:table-cell>
          <table:table-cell table:style-name="ce1" table:formula="of:=STDEV([.AG2:.AG15])" office:value-type="float" office:value="7.65898780492082">
            <text:p>7.6589878049</text:p>
          </table:table-cell>
          <table:table-cell table:style-name="ce1" table:formula="of:=STDEV([.AH2:.AH15])" office:value-type="float" office:value="7.6589876644833">
            <text:p>7.6589876645</text:p>
          </table:table-cell>
          <table:table-cell table:number-columns-repeated="6"/>
        </table:table-row>
        <table:table-row table:style-name="ro1">
          <table:table-cell table:number-columns-repeated="26"/>
          <table:table-cell office:value-type="string">
            <text:p>Assisted counts: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string">
            <text:p>Collaboration_Sum_Weighted</text:p>
          </table:table-cell>
          <table:table-cell office:value-type="string">
            <text:p>Enjoyment_Sum_Weighted</text:p>
          </table:table-cell>
          <table:table-cell office:value-type="string">
            <text:p>Exploration_Sum_Weighted</text:p>
          </table:table-cell>
          <table:table-cell office:value-type="string">
            <text:p>Expressiveness_Sum_Weighted</text:p>
          </table:table-cell>
          <table:table-cell office:value-type="string">
            <text:p>Immersion_Sum_Weighted</text:p>
          </table:table-cell>
          <table:table-cell office:value-type="string">
            <text:p>ResultsWorthEffort_Sum_Weighted</text:p>
          </table:table-cell>
          <table:table-cell office:value-type="string">
            <text:p>Collaboration_Weighted_Average</text:p>
          </table:table-cell>
          <table:table-cell office:value-type="string">
            <text:p><text:s/>Enjoyment_Weighted_Average</text:p>
          </table:table-cell>
          <table:table-cell office:value-type="string">
            <text:p><text:s/>Exploration_Weighted_Average</text:p>
          </table:table-cell>
          <table:table-cell office:value-type="string">
            <text:p><text:s/>Expressiveness_Weighted_Average</text:p>
          </table:table-cell>
          <table:table-cell office:value-type="string">
            <text:p>Immersion_Weighted_Average</text:p>
          </table:table-cell>
          <table:table-cell office:value-type="string">
            <text:p><text:s/>ResultsWorthEffort_Weighted_Average</text:p>
          </table:table-cell>
          <table:table-cell office:value-type="string">
            <text:p>Collaboration_Count</text:p>
          </table:table-cell>
          <table:table-cell office:value-type="string">
            <text:p>Enjoyment_Count</text:p>
          </table:table-cell>
          <table:table-cell office:value-type="string">
            <text:p>Exploration_Count</text:p>
          </table:table-cell>
          <table:table-cell office:value-type="string">
            <text:p>Expressiveness_Count</text:p>
          </table:table-cell>
          <table:table-cell office:value-type="string">
            <text:p>Immersion_Count</text:p>
          </table:table-cell>
          <table:table-cell office:value-type="string">
            <text:p>ResultsWorthEffort_Count</text:p>
          </table:table-cell>
          <table:table-cell table:number-columns-repeated="2"/>
          <table:table-cell office:value-type="string">
            <text:p>Collaboration_Count</text:p>
          </table:table-cell>
          <table:table-cell office:value-type="string">
            <text:p>Enjoyment_Count</text:p>
          </table:table-cell>
          <table:table-cell office:value-type="string">
            <text:p>Exploration_Count</text:p>
          </table:table-cell>
          <table:table-cell office:value-type="string">
            <text:p>Expressiveness_Count</text:p>
          </table:table-cell>
          <table:table-cell office:value-type="string">
            <text:p>Immersion_Count</text:p>
          </table:table-cell>
          <table:table-cell office:value-type="string">
            <text:p>ResultsWorthEffort_Count</text:p>
          </table:table-cell>
        </table:table-row>
        <table:table-row table:style-name="ro1">
          <table:table-cell table:number-columns-repeated="14"/>
          <table:table-cell table:formula="of:=[.O2]*[.AA19]" office:value-type="float" office:value="0">
            <text:p>0</text:p>
          </table:table-cell>
          <table:table-cell table:formula="of:=[.P2]*[.AB19]" office:value-type="float" office:value="0">
            <text:p>0</text:p>
          </table:table-cell>
          <table:table-cell table:formula="of:=[.Q2]*[.AC19]" office:value-type="float" office:value="56">
            <text:p>56</text:p>
          </table:table-cell>
          <table:table-cell table:formula="of:=[.R2]*[.AD19]" office:value-type="float" office:value="30">
            <text:p>30</text:p>
          </table:table-cell>
          <table:table-cell table:formula="of:=[.S2]*[.AE19]" office:value-type="float" office:value="14">
            <text:p>14</text:p>
          </table:table-cell>
          <table:table-cell table:formula="of:=[.T2]*[.AF19]" office:value-type="float" office:value="34">
            <text:p>34</text:p>
          </table:table-cell>
          <table:table-cell table:formula="of:=[.U2]*[.AA2]" office:value-type="float" office:value="0">
            <text:p>0</text:p>
          </table:table-cell>
          <table:table-cell table:formula="of:=[.V2]*[.AB2]" office:value-type="float" office:value="0">
            <text:p>0</text:p>
          </table:table-cell>
          <table:table-cell table:formula="of:=[.W2]*[.AC2]" office:value-type="float" office:value="35">
            <text:p>35</text:p>
          </table:table-cell>
          <table:table-cell table:formula="of:=[.X2]*[.AD2]" office:value-type="float" office:value="9">
            <text:p>9</text:p>
          </table:table-cell>
          <table:table-cell table:formula="of:=[.Y2]*[.AE2]" office:value-type="float" office:value="14">
            <text:p>14</text:p>
          </table:table-cell>
          <table:table-cell table:formula="of:=[.Z2]*[.AF2]" office:value-type="float" office:value="8.5">
            <text:p>8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AA2]/3" office:value-type="float" office:value="1.33333333333333">
            <text:p>1.3333333333</text:p>
          </table:table-cell>
          <table:table-cell table:formula="of:=[.AB2]/3" office:value-type="float" office:value="0">
            <text:p>0</text:p>
          </table:table-cell>
          <table:table-cell table:formula="of:=[.AC2]/3" office:value-type="float" office:value="1.66666666666667">
            <text:p>1.6666666667</text:p>
          </table:table-cell>
          <table:table-cell table:formula="of:=[.AD2]/3" office:value-type="float" office:value="1">
            <text:p>1</text:p>
          </table:table-cell>
          <table:table-cell table:formula="of:=[.AE2]/3" office:value-type="float" office:value="0.666666666666667">
            <text:p>0.6666666667</text:p>
          </table:table-cell>
          <table:table-cell table:formula="of:=[.AF2]/3" office:value-type="float" office:value="0.333333333333333">
            <text:p>0.3333333333</text:p>
          </table:table-cell>
        </table:table-row>
        <table:table-row table:style-name="ro1">
          <table:table-cell table:number-columns-repeated="14"/>
          <table:table-cell table:formula="of:=[.O3]*[.AA20]" office:value-type="float" office:value="0">
            <text:p>0</text:p>
          </table:table-cell>
          <table:table-cell table:formula="of:=[.P3]*[.AB20]" office:value-type="float" office:value="30">
            <text:p>30</text:p>
          </table:table-cell>
          <table:table-cell table:formula="of:=[.Q3]*[.AC20]" office:value-type="float" office:value="14">
            <text:p>14</text:p>
          </table:table-cell>
          <table:table-cell table:formula="of:=[.R3]*[.AD20]" office:value-type="float" office:value="14">
            <text:p>14</text:p>
          </table:table-cell>
          <table:table-cell table:formula="of:=[.S3]*[.AE20]" office:value-type="float" office:value="70">
            <text:p>70</text:p>
          </table:table-cell>
          <table:table-cell table:formula="of:=[.T3]*[.AF20]" office:value-type="float" office:value="56">
            <text:p>56</text:p>
          </table:table-cell>
          <table:table-cell table:formula="of:=[.U3]*[.AA3]" office:value-type="float" office:value="0">
            <text:p>0</text:p>
          </table:table-cell>
          <table:table-cell table:formula="of:=[.V3]*[.AB3]" office:value-type="float" office:value="15">
            <text:p>15</text:p>
          </table:table-cell>
          <table:table-cell table:formula="of:=[.W3]*[.AC3]" office:value-type="float" office:value="14">
            <text:p>14</text:p>
          </table:table-cell>
          <table:table-cell table:formula="of:=[.X3]*[.AD3]" office:value-type="float" office:value="3.5">
            <text:p>3.5</text:p>
          </table:table-cell>
          <table:table-cell table:formula="of:=[.Y3]*[.AE3]" office:value-type="float" office:value="28">
            <text:p>28</text:p>
          </table:table-cell>
          <table:table-cell table:formula="of:=[.Z3]*[.AF3]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AA3]/3" office:value-type="float" office:value="0">
            <text:p>0</text:p>
          </table:table-cell>
          <table:table-cell table:formula="of:=[.AB3]/3" office:value-type="float" office:value="1">
            <text:p>1</text:p>
          </table:table-cell>
          <table:table-cell table:formula="of:=[.AC3]/3" office:value-type="float" office:value="0.666666666666667">
            <text:p>0.6666666667</text:p>
          </table:table-cell>
          <table:table-cell table:formula="of:=[.AD3]/3" office:value-type="float" office:value="0.333333333333333">
            <text:p>0.3333333333</text:p>
          </table:table-cell>
          <table:table-cell table:formula="of:=[.AE3]/3" office:value-type="float" office:value="1.33333333333333">
            <text:p>1.3333333333</text:p>
          </table:table-cell>
          <table:table-cell table:formula="of:=[.AF3]/3" office:value-type="float" office:value="1.66666666666667">
            <text:p>1.6666666667</text:p>
          </table:table-cell>
        </table:table-row>
        <table:table-row table:style-name="ro1">
          <table:table-cell table:number-columns-repeated="14"/>
          <table:table-cell table:formula="of:=[.O4]*[.AA21]" office:value-type="float" office:value="0">
            <text:p>0</text:p>
          </table:table-cell>
          <table:table-cell table:formula="of:=[.P4]*[.AB21]" office:value-type="float" office:value="18">
            <text:p>18</text:p>
          </table:table-cell>
          <table:table-cell table:formula="of:=[.Q4]*[.AC21]" office:value-type="float" office:value="35">
            <text:p>35</text:p>
          </table:table-cell>
          <table:table-cell table:formula="of:=[.R4]*[.AD21]" office:value-type="float" office:value="52">
            <text:p>52</text:p>
          </table:table-cell>
          <table:table-cell table:formula="of:=[.S4]*[.AE21]" office:value-type="float" office:value="12">
            <text:p>12</text:p>
          </table:table-cell>
          <table:table-cell table:formula="of:=[.T4]*[.AF21]" office:value-type="float" office:value="30">
            <text:p>30</text:p>
          </table:table-cell>
          <table:table-cell table:formula="of:=[.U4]*[.AA4]" office:value-type="float" office:value="0">
            <text:p>0</text:p>
          </table:table-cell>
          <table:table-cell table:formula="of:=[.V4]*[.AB4]" office:value-type="float" office:value="13.5">
            <text:p>13.5</text:p>
          </table:table-cell>
          <table:table-cell table:formula="of:=[.W4]*[.AC4]" office:value-type="float" office:value="17.5">
            <text:p>17.5</text:p>
          </table:table-cell>
          <table:table-cell table:formula="of:=[.X4]*[.AD4]" office:value-type="float" office:value="19.5">
            <text:p>19.5</text:p>
          </table:table-cell>
          <table:table-cell table:formula="of:=[.Y4]*[.AE4]" office:value-type="float" office:value="6">
            <text:p>6</text:p>
          </table:table-cell>
          <table:table-cell table:formula="of:=[.Z4]*[.AF4]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AA4]/3" office:value-type="float" office:value="0">
            <text:p>0</text:p>
          </table:table-cell>
          <table:table-cell table:formula="of:=[.AB4]/3" office:value-type="float" office:value="1">
            <text:p>1</text:p>
          </table:table-cell>
          <table:table-cell table:formula="of:=[.AC4]/3" office:value-type="float" office:value="1.66666666666667">
            <text:p>1.6666666667</text:p>
          </table:table-cell>
          <table:table-cell table:formula="of:=[.AD4]/3" office:value-type="float" office:value="1">
            <text:p>1</text:p>
          </table:table-cell>
          <table:table-cell table:formula="of:=[.AE4]/3" office:value-type="float" office:value="0.333333333333333">
            <text:p>0.3333333333</text:p>
          </table:table-cell>
          <table:table-cell table:formula="of:=[.AF4]/3" office:value-type="float" office:value="1">
            <text:p>1</text:p>
          </table:table-cell>
        </table:table-row>
        <table:table-row table:style-name="ro1">
          <table:table-cell table:number-columns-repeated="14"/>
          <table:table-cell table:formula="of:=[.O5]*[.AA22]" office:value-type="float" office:value="0">
            <text:p>0</text:p>
          </table:table-cell>
          <table:table-cell table:formula="of:=[.P5]*[.AB22]" office:value-type="float" office:value="10">
            <text:p>10</text:p>
          </table:table-cell>
          <table:table-cell table:formula="of:=[.Q5]*[.AC22]" office:value-type="float" office:value="55">
            <text:p>55</text:p>
          </table:table-cell>
          <table:table-cell table:formula="of:=[.R5]*[.AD22]" office:value-type="float" office:value="48">
            <text:p>48</text:p>
          </table:table-cell>
          <table:table-cell table:formula="of:=[.S5]*[.AE22]" office:value-type="float" office:value="24">
            <text:p>24</text:p>
          </table:table-cell>
          <table:table-cell table:formula="of:=[.T5]*[.AF22]" office:value-type="float" office:value="22">
            <text:p>22</text:p>
          </table:table-cell>
          <table:table-cell table:formula="of:=[.U5]*[.AA5]" office:value-type="float" office:value="0">
            <text:p>0</text:p>
          </table:table-cell>
          <table:table-cell table:formula="of:=[.V5]*[.AB5]" office:value-type="float" office:value="5">
            <text:p>5</text:p>
          </table:table-cell>
          <table:table-cell table:formula="of:=[.W5]*[.AC5]" office:value-type="float" office:value="27.5">
            <text:p>27.5</text:p>
          </table:table-cell>
          <table:table-cell table:formula="of:=[.X5]*[.AD5]" office:value-type="float" office:value="24">
            <text:p>24</text:p>
          </table:table-cell>
          <table:table-cell table:formula="of:=[.Y5]*[.AE5]" office:value-type="float" office:value="12">
            <text:p>12</text:p>
          </table:table-cell>
          <table:table-cell table:formula="of:=[.Z5]*[.AF5]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AA5]/3" office:value-type="float" office:value="0">
            <text:p>0</text:p>
          </table:table-cell>
          <table:table-cell table:formula="of:=[.AB5]/3" office:value-type="float" office:value="0.333333333333333">
            <text:p>0.3333333333</text:p>
          </table:table-cell>
          <table:table-cell table:formula="of:=[.AC5]/3" office:value-type="float" office:value="1.66666666666667">
            <text:p>1.6666666667</text:p>
          </table:table-cell>
          <table:table-cell table:formula="of:=[.AD5]/3" office:value-type="float" office:value="1.33333333333333">
            <text:p>1.3333333333</text:p>
          </table:table-cell>
          <table:table-cell table:formula="of:=[.AE5]/3" office:value-type="float" office:value="1">
            <text:p>1</text:p>
          </table:table-cell>
          <table:table-cell table:formula="of:=[.AF5]/3" office:value-type="float" office:value="0.666666666666667">
            <text:p>0.6666666667</text:p>
          </table:table-cell>
        </table:table-row>
        <table:table-row table:style-name="ro1">
          <table:table-cell table:number-columns-repeated="14"/>
          <table:table-cell table:formula="of:=[.O6]*[.AA23]" office:value-type="float" office:value="0">
            <text:p>0</text:p>
          </table:table-cell>
          <table:table-cell table:formula="of:=[.P6]*[.AB23]" office:value-type="float" office:value="24">
            <text:p>24</text:p>
          </table:table-cell>
          <table:table-cell table:formula="of:=[.Q6]*[.AC23]" office:value-type="float" office:value="65">
            <text:p>65</text:p>
          </table:table-cell>
          <table:table-cell table:formula="of:=[.R6]*[.AD23]" office:value-type="float" office:value="36">
            <text:p>36</text:p>
          </table:table-cell>
          <table:table-cell table:formula="of:=[.S6]*[.AE23]" office:value-type="float" office:value="0">
            <text:p>0</text:p>
          </table:table-cell>
          <table:table-cell table:formula="of:=[.T6]*[.AF23]" office:value-type="float" office:value="68">
            <text:p>68</text:p>
          </table:table-cell>
          <table:table-cell table:formula="of:=[.U6]*[.AA6]" office:value-type="float" office:value="0">
            <text:p>0</text:p>
          </table:table-cell>
          <table:table-cell table:formula="of:=[.V6]*[.AB6]" office:value-type="float" office:value="12">
            <text:p>12</text:p>
          </table:table-cell>
          <table:table-cell table:formula="of:=[.W6]*[.AC6]" office:value-type="float" office:value="32.5">
            <text:p>32.5</text:p>
          </table:table-cell>
          <table:table-cell table:formula="of:=[.X6]*[.AD6]" office:value-type="float" office:value="18">
            <text:p>18</text:p>
          </table:table-cell>
          <table:table-cell table:formula="of:=[.Y6]*[.AE6]" office:value-type="float" office:value="0">
            <text:p>0</text:p>
          </table:table-cell>
          <table:table-cell table:formula="of:=[.Z6]*[.AF6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AA6]/3" office:value-type="float" office:value="0.333333333333333">
            <text:p>0.3333333333</text:p>
          </table:table-cell>
          <table:table-cell table:formula="of:=[.AB6]/3" office:value-type="float" office:value="0.666666666666667">
            <text:p>0.6666666667</text:p>
          </table:table-cell>
          <table:table-cell table:formula="of:=[.AC6]/3" office:value-type="float" office:value="1.66666666666667">
            <text:p>1.6666666667</text:p>
          </table:table-cell>
          <table:table-cell table:formula="of:=[.AD6]/3" office:value-type="float" office:value="1">
            <text:p>1</text:p>
          </table:table-cell>
          <table:table-cell table:formula="of:=[.AE6]/3" office:value-type="float" office:value="0">
            <text:p>0</text:p>
          </table:table-cell>
          <table:table-cell table:formula="of:=[.AF6]/3" office:value-type="float" office:value="1.33333333333333">
            <text:p>1.3333333333</text:p>
          </table:table-cell>
        </table:table-row>
        <table:table-row table:style-name="ro1">
          <table:table-cell table:number-columns-repeated="14"/>
          <table:table-cell table:formula="of:=[.O7]*[.AA24]" office:value-type="float" office:value="0">
            <text:p>0</text:p>
          </table:table-cell>
          <table:table-cell table:formula="of:=[.P7]*[.AB24]" office:value-type="float" office:value="45">
            <text:p>45</text:p>
          </table:table-cell>
          <table:table-cell table:formula="of:=[.Q7]*[.AC24]" office:value-type="float" office:value="56">
            <text:p>56</text:p>
          </table:table-cell>
          <table:table-cell table:formula="of:=[.R7]*[.AD24]" office:value-type="float" office:value="20">
            <text:p>20</text:p>
          </table:table-cell>
          <table:table-cell table:formula="of:=[.S7]*[.AE24]" office:value-type="float" office:value="6">
            <text:p>6</text:p>
          </table:table-cell>
          <table:table-cell table:formula="of:=[.T7]*[.AF24]" office:value-type="float" office:value="30">
            <text:p>30</text:p>
          </table:table-cell>
          <table:table-cell table:formula="of:=[.U7]*[.AA7]" office:value-type="float" office:value="0">
            <text:p>0</text:p>
          </table:table-cell>
          <table:table-cell table:formula="of:=[.V7]*[.AB7]" office:value-type="float" office:value="18">
            <text:p>18</text:p>
          </table:table-cell>
          <table:table-cell table:formula="of:=[.W7]*[.AC7]" office:value-type="float" office:value="21">
            <text:p>21</text:p>
          </table:table-cell>
          <table:table-cell table:formula="of:=[.X7]*[.AD7]" office:value-type="float" office:value="10">
            <text:p>10</text:p>
          </table:table-cell>
          <table:table-cell table:formula="of:=[.Y7]*[.AE7]" office:value-type="float" office:value="3">
            <text:p>3</text:p>
          </table:table-cell>
          <table:table-cell table:formula="of:=[.Z7]*[.AF7]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AA7]/3" office:value-type="float" office:value="0">
            <text:p>0</text:p>
          </table:table-cell>
          <table:table-cell table:formula="of:=[.AB7]/3" office:value-type="float" office:value="1.33333333333333">
            <text:p>1.3333333333</text:p>
          </table:table-cell>
          <table:table-cell table:formula="of:=[.AC7]/3" office:value-type="float" office:value="1">
            <text:p>1</text:p>
          </table:table-cell>
          <table:table-cell table:formula="of:=[.AD7]/3" office:value-type="float" office:value="0.666666666666667">
            <text:p>0.6666666667</text:p>
          </table:table-cell>
          <table:table-cell table:formula="of:=[.AE7]/3" office:value-type="float" office:value="0.333333333333333">
            <text:p>0.3333333333</text:p>
          </table:table-cell>
          <table:table-cell table:formula="of:=[.AF7]/3" office:value-type="float" office:value="1.66666666666667">
            <text:p>1.6666666667</text:p>
          </table:table-cell>
        </table:table-row>
        <table:table-row table:style-name="ro1">
          <table:table-cell table:number-columns-repeated="14"/>
          <table:table-cell table:formula="of:=[.O8]*[.AA25]" office:value-type="float" office:value="0">
            <text:p>0</text:p>
          </table:table-cell>
          <table:table-cell table:formula="of:=[.P8]*[.AB25]" office:value-type="float" office:value="9">
            <text:p>9</text:p>
          </table:table-cell>
          <table:table-cell table:formula="of:=[.Q8]*[.AC25]" office:value-type="float" office:value="55">
            <text:p>55</text:p>
          </table:table-cell>
          <table:table-cell table:formula="of:=[.R8]*[.AD25]" office:value-type="float" office:value="30">
            <text:p>30</text:p>
          </table:table-cell>
          <table:table-cell table:formula="of:=[.S8]*[.AE25]" office:value-type="float" office:value="12">
            <text:p>12</text:p>
          </table:table-cell>
          <table:table-cell table:formula="of:=[.T8]*[.AF25]" office:value-type="float" office:value="40">
            <text:p>40</text:p>
          </table:table-cell>
          <table:table-cell table:formula="of:=[.U8]*[.AA8]" office:value-type="float" office:value="0">
            <text:p>0</text:p>
          </table:table-cell>
          <table:table-cell table:formula="of:=[.V8]*[.AB8]" office:value-type="float" office:value="4.5">
            <text:p>4.5</text:p>
          </table:table-cell>
          <table:table-cell table:formula="of:=[.W8]*[.AC8]" office:value-type="float" office:value="16.5">
            <text:p>16.5</text:p>
          </table:table-cell>
          <table:table-cell table:formula="of:=[.X8]*[.AD8]" office:value-type="float" office:value="15">
            <text:p>15</text:p>
          </table:table-cell>
          <table:table-cell table:formula="of:=[.Y8]*[.AE8]" office:value-type="float" office:value="15">
            <text:p>15</text:p>
          </table:table-cell>
          <table:table-cell table:formula="of:=[.Z8]*[.AF8]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AA8]/3" office:value-type="float" office:value="0">
            <text:p>0</text:p>
          </table:table-cell>
          <table:table-cell table:formula="of:=[.AB8]/3" office:value-type="float" office:value="0.333333333333333">
            <text:p>0.3333333333</text:p>
          </table:table-cell>
          <table:table-cell table:formula="of:=[.AC8]/3" office:value-type="float" office:value="1">
            <text:p>1</text:p>
          </table:table-cell>
          <table:table-cell table:formula="of:=[.AD8]/3" office:value-type="float" office:value="1">
            <text:p>1</text:p>
          </table:table-cell>
          <table:table-cell table:formula="of:=[.AE8]/3" office:value-type="float" office:value="1.66666666666667">
            <text:p>1.6666666667</text:p>
          </table:table-cell>
          <table:table-cell table:formula="of:=[.AF8]/3" office:value-type="float" office:value="1">
            <text:p>1</text:p>
          </table:table-cell>
        </table:table-row>
        <table:table-row table:style-name="ro1">
          <table:table-cell table:number-columns-repeated="14"/>
          <table:table-cell table:formula="of:=[.O9]*[.AA26]" office:value-type="float" office:value="0">
            <text:p>0</text:p>
          </table:table-cell>
          <table:table-cell table:formula="of:=[.P9]*[.AB26]" office:value-type="float" office:value="22">
            <text:p>22</text:p>
          </table:table-cell>
          <table:table-cell table:formula="of:=[.Q9]*[.AC26]" office:value-type="float" office:value="9">
            <text:p>9</text:p>
          </table:table-cell>
          <table:table-cell table:formula="of:=[.R9]*[.AD26]" office:value-type="float" office:value="50">
            <text:p>50</text:p>
          </table:table-cell>
          <table:table-cell table:formula="of:=[.S9]*[.AE26]" office:value-type="float" office:value="76">
            <text:p>76</text:p>
          </table:table-cell>
          <table:table-cell table:formula="of:=[.T9]*[.AF26]" office:value-type="float" office:value="45">
            <text:p>45</text:p>
          </table:table-cell>
          <table:table-cell table:formula="of:=[.U9]*[.AA9]" office:value-type="float" office:value="0">
            <text:p>0</text:p>
          </table:table-cell>
          <table:table-cell table:formula="of:=[.V9]*[.AB9]" office:value-type="float" office:value="16.5">
            <text:p>16.5</text:p>
          </table:table-cell>
          <table:table-cell table:formula="of:=[.W9]*[.AC9]" office:value-type="float" office:value="9">
            <text:p>9</text:p>
          </table:table-cell>
          <table:table-cell table:formula="of:=[.X9]*[.AD9]" office:value-type="float" office:value="25">
            <text:p>25</text:p>
          </table:table-cell>
          <table:table-cell table:formula="of:=[.Y9]*[.AE9]" office:value-type="float" office:value="38">
            <text:p>38</text:p>
          </table:table-cell>
          <table:table-cell table:formula="of:=[.Z9]*[.AF9]" office:value-type="float" office:value="7.5">
            <text:p>7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AA9]/3" office:value-type="float" office:value="0">
            <text:p>0</text:p>
          </table:table-cell>
          <table:table-cell table:formula="of:=[.AB9]/3" office:value-type="float" office:value="1">
            <text:p>1</text:p>
          </table:table-cell>
          <table:table-cell table:formula="of:=[.AC9]/3" office:value-type="float" office:value="0.666666666666667">
            <text:p>0.6666666667</text:p>
          </table:table-cell>
          <table:table-cell table:formula="of:=[.AD9]/3" office:value-type="float" office:value="1.66666666666667">
            <text:p>1.6666666667</text:p>
          </table:table-cell>
          <table:table-cell table:formula="of:=[.AE9]/3" office:value-type="float" office:value="1.33333333333333">
            <text:p>1.3333333333</text:p>
          </table:table-cell>
          <table:table-cell table:formula="of:=[.AF9]/3" office:value-type="float" office:value="0.333333333333333">
            <text:p>0.3333333333</text:p>
          </table:table-cell>
        </table:table-row>
        <table:table-row table:style-name="ro1">
          <table:table-cell table:number-columns-repeated="14"/>
          <table:table-cell table:formula="of:=[.O10]*[.AA27]" office:value-type="float" office:value="0">
            <text:p>0</text:p>
          </table:table-cell>
          <table:table-cell table:formula="of:=[.P10]*[.AB27]" office:value-type="float" office:value="24">
            <text:p>24</text:p>
          </table:table-cell>
          <table:table-cell table:formula="of:=[.Q10]*[.AC27]" office:value-type="float" office:value="9">
            <text:p>9</text:p>
          </table:table-cell>
          <table:table-cell table:formula="of:=[.R10]*[.AD27]" office:value-type="float" office:value="16">
            <text:p>16</text:p>
          </table:table-cell>
          <table:table-cell table:formula="of:=[.S10]*[.AE27]" office:value-type="float" office:value="28">
            <text:p>28</text:p>
          </table:table-cell>
          <table:table-cell table:formula="of:=[.T10]*[.AF27]" office:value-type="float" office:value="70">
            <text:p>70</text:p>
          </table:table-cell>
          <table:table-cell table:formula="of:=[.U10]*[.AA10]" office:value-type="float" office:value="0">
            <text:p>0</text:p>
          </table:table-cell>
          <table:table-cell table:formula="of:=[.V10]*[.AB10]" office:value-type="float" office:value="8">
            <text:p>8</text:p>
          </table:table-cell>
          <table:table-cell table:formula="of:=[.W10]*[.AC10]" office:value-type="float" office:value="9">
            <text:p>9</text:p>
          </table:table-cell>
          <table:table-cell table:formula="of:=[.X10]*[.AD10]" office:value-type="float" office:value="16">
            <text:p>16</text:p>
          </table:table-cell>
          <table:table-cell table:formula="of:=[.Y10]*[.AE10]" office:value-type="float" office:value="7">
            <text:p>7</text:p>
          </table:table-cell>
          <table:table-cell table:formula="of:=[.Z10]*[.AF10]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AA10]/3" office:value-type="float" office:value="0">
            <text:p>0</text:p>
          </table:table-cell>
          <table:table-cell table:formula="of:=[.AB10]/3" office:value-type="float" office:value="0.666666666666667">
            <text:p>0.6666666667</text:p>
          </table:table-cell>
          <table:table-cell table:formula="of:=[.AC10]/3" office:value-type="float" office:value="0.666666666666667">
            <text:p>0.6666666667</text:p>
          </table:table-cell>
          <table:table-cell table:formula="of:=[.AD10]/3" office:value-type="float" office:value="1.33333333333333">
            <text:p>1.3333333333</text:p>
          </table:table-cell>
          <table:table-cell table:formula="of:=[.AE10]/3" office:value-type="float" office:value="0.666666666666667">
            <text:p>0.6666666667</text:p>
          </table:table-cell>
          <table:table-cell table:formula="of:=[.AF10]/3" office:value-type="float" office:value="1.66666666666667">
            <text:p>1.6666666667</text:p>
          </table:table-cell>
        </table:table-row>
        <table:table-row table:style-name="ro1">
          <table:table-cell table:number-columns-repeated="14"/>
          <table:table-cell table:formula="of:=[.O11]*[.AA28]" office:value-type="float" office:value="0">
            <text:p>0</text:p>
          </table:table-cell>
          <table:table-cell table:formula="of:=[.P11]*[.AB28]" office:value-type="float" office:value="14">
            <text:p>14</text:p>
          </table:table-cell>
          <table:table-cell table:formula="of:=[.Q11]*[.AC28]" office:value-type="float" office:value="52">
            <text:p>52</text:p>
          </table:table-cell>
          <table:table-cell table:formula="of:=[.R11]*[.AD28]" office:value-type="float" office:value="36">
            <text:p>36</text:p>
          </table:table-cell>
          <table:table-cell table:formula="of:=[.S11]*[.AE28]" office:value-type="float" office:value="18">
            <text:p>18</text:p>
          </table:table-cell>
          <table:table-cell table:formula="of:=[.T11]*[.AF28]" office:value-type="float" office:value="80">
            <text:p>80</text:p>
          </table:table-cell>
          <table:table-cell table:formula="of:=[.U11]*[.AA11]" office:value-type="float" office:value="0">
            <text:p>0</text:p>
          </table:table-cell>
          <table:table-cell table:formula="of:=[.V11]*[.AB11]" office:value-type="float" office:value="7">
            <text:p>7</text:p>
          </table:table-cell>
          <table:table-cell table:formula="of:=[.W11]*[.AC11]" office:value-type="float" office:value="32.5">
            <text:p>32.5</text:p>
          </table:table-cell>
          <table:table-cell table:formula="of:=[.X11]*[.AD11]" office:value-type="float" office:value="18">
            <text:p>18</text:p>
          </table:table-cell>
          <table:table-cell table:formula="of:=[.Y11]*[.AE11]" office:value-type="float" office:value="9">
            <text:p>9</text:p>
          </table:table-cell>
          <table:table-cell table:formula="of:=[.Z11]*[.AF11]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AA11]/3" office:value-type="float" office:value="0">
            <text:p>0</text:p>
          </table:table-cell>
          <table:table-cell table:formula="of:=[.AB11]/3" office:value-type="float" office:value="0.333333333333333">
            <text:p>0.3333333333</text:p>
          </table:table-cell>
          <table:table-cell table:formula="of:=[.AC11]/3" office:value-type="float" office:value="1.66666666666667">
            <text:p>1.6666666667</text:p>
          </table:table-cell>
          <table:table-cell table:formula="of:=[.AD11]/3" office:value-type="float" office:value="1">
            <text:p>1</text:p>
          </table:table-cell>
          <table:table-cell table:formula="of:=[.AE11]/3" office:value-type="float" office:value="0.666666666666667">
            <text:p>0.6666666667</text:p>
          </table:table-cell>
          <table:table-cell table:formula="of:=[.AF11]/3" office:value-type="float" office:value="1.33333333333333">
            <text:p>1.3333333333</text:p>
          </table:table-cell>
        </table:table-row>
        <table:table-row table:style-name="ro1">
          <table:table-cell table:number-columns-repeated="14"/>
          <table:table-cell table:formula="of:=[.O12]*[.AA29]" office:value-type="float" office:value="0">
            <text:p>0</text:p>
          </table:table-cell>
          <table:table-cell table:formula="of:=[.P12]*[.AB29]" office:value-type="float" office:value="10">
            <text:p>10</text:p>
          </table:table-cell>
          <table:table-cell table:formula="of:=[.Q12]*[.AC29]" office:value-type="float" office:value="28">
            <text:p>28</text:p>
          </table:table-cell>
          <table:table-cell table:formula="of:=[.R12]*[.AD29]" office:value-type="float" office:value="50">
            <text:p>50</text:p>
          </table:table-cell>
          <table:table-cell table:formula="of:=[.S12]*[.AE29]" office:value-type="float" office:value="42">
            <text:p>42</text:p>
          </table:table-cell>
          <table:table-cell table:formula="of:=[.T12]*[.AF29]" office:value-type="float" office:value="24">
            <text:p>24</text:p>
          </table:table-cell>
          <table:table-cell table:formula="of:=[.U12]*[.AA12]" office:value-type="float" office:value="0">
            <text:p>0</text:p>
          </table:table-cell>
          <table:table-cell table:formula="of:=[.V12]*[.AB12]" office:value-type="float" office:value="10">
            <text:p>10</text:p>
          </table:table-cell>
          <table:table-cell table:formula="of:=[.W12]*[.AC12]" office:value-type="float" office:value="14">
            <text:p>14</text:p>
          </table:table-cell>
          <table:table-cell table:formula="of:=[.X12]*[.AD12]" office:value-type="float" office:value="25">
            <text:p>25</text:p>
          </table:table-cell>
          <table:table-cell table:formula="of:=[.Y12]*[.AE12]" office:value-type="float" office:value="21">
            <text:p>21</text:p>
          </table:table-cell>
          <table:table-cell table:formula="of:=[.Z12]*[.AF12]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AA12]/3" office:value-type="float" office:value="0">
            <text:p>0</text:p>
          </table:table-cell>
          <table:table-cell table:formula="of:=[.AB12]/3" office:value-type="float" office:value="0.666666666666667">
            <text:p>0.6666666667</text:p>
          </table:table-cell>
          <table:table-cell table:formula="of:=[.AC12]/3" office:value-type="float" office:value="1.33333333333333">
            <text:p>1.3333333333</text:p>
          </table:table-cell>
          <table:table-cell table:formula="of:=[.AD12]/3" office:value-type="float" office:value="1.66666666666667">
            <text:p>1.6666666667</text:p>
          </table:table-cell>
          <table:table-cell table:formula="of:=[.AE12]/3" office:value-type="float" office:value="1">
            <text:p>1</text:p>
          </table:table-cell>
          <table:table-cell table:formula="of:=[.AF12]/3" office:value-type="float" office:value="0.333333333333333">
            <text:p>0.3333333333</text:p>
          </table:table-cell>
        </table:table-row>
        <table:table-row table:style-name="ro1">
          <table:table-cell table:number-columns-repeated="14"/>
          <table:table-cell table:formula="of:=[.O13]*[.AA30]" office:value-type="float" office:value="0">
            <text:p>0</text:p>
          </table:table-cell>
          <table:table-cell table:formula="of:=[.P13]*[.AB30]" office:value-type="float" office:value="45">
            <text:p>45</text:p>
          </table:table-cell>
          <table:table-cell table:formula="of:=[.Q13]*[.AC30]" office:value-type="float" office:value="32">
            <text:p>32</text:p>
          </table:table-cell>
          <table:table-cell table:formula="of:=[.R13]*[.AD30]" office:value-type="float" office:value="48">
            <text:p>48</text:p>
          </table:table-cell>
          <table:table-cell table:formula="of:=[.S13]*[.AE30]" office:value-type="float" office:value="0">
            <text:p>0</text:p>
          </table:table-cell>
          <table:table-cell table:formula="of:=[.T13]*[.AF30]" office:value-type="float" office:value="30">
            <text:p>30</text:p>
          </table:table-cell>
          <table:table-cell table:formula="of:=[.U13]*[.AA13]" office:value-type="float" office:value="0">
            <text:p>0</text:p>
          </table:table-cell>
          <table:table-cell table:formula="of:=[.V13]*[.AB13]" office:value-type="float" office:value="13.5">
            <text:p>13.5</text:p>
          </table:table-cell>
          <table:table-cell table:formula="of:=[.W13]*[.AC13]" office:value-type="float" office:value="8">
            <text:p>8</text:p>
          </table:table-cell>
          <table:table-cell table:formula="of:=[.X13]*[.AD13]" office:value-type="float" office:value="18">
            <text:p>18</text:p>
          </table:table-cell>
          <table:table-cell table:formula="of:=[.Y13]*[.AE13]" office:value-type="float" office:value="8">
            <text:p>8</text:p>
          </table:table-cell>
          <table:table-cell table:formula="of:=[.Z13]*[.AF13]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AA13]/3" office:value-type="float" office:value="0.666666666666667">
            <text:p>0.6666666667</text:p>
          </table:table-cell>
          <table:table-cell table:formula="of:=[.AB13]/3" office:value-type="float" office:value="1">
            <text:p>1</text:p>
          </table:table-cell>
          <table:table-cell table:formula="of:=[.AC13]/3" office:value-type="float" office:value="0.333333333333333">
            <text:p>0.3333333333</text:p>
          </table:table-cell>
          <table:table-cell table:formula="of:=[.AD13]/3" office:value-type="float" office:value="1">
            <text:p>1</text:p>
          </table:table-cell>
          <table:table-cell table:formula="of:=[.AE13]/3" office:value-type="float" office:value="0.333333333333333">
            <text:p>0.3333333333</text:p>
          </table:table-cell>
          <table:table-cell table:formula="of:=[.AF13]/3" office:value-type="float" office:value="1.66666666666667">
            <text:p>1.6666666667</text:p>
          </table:table-cell>
        </table:table-row>
        <table:table-row table:style-name="ro1">
          <table:table-cell table:number-columns-repeated="14"/>
          <table:table-cell table:formula="of:=[.O14]*[.AA31]" office:value-type="float" office:value="0">
            <text:p>0</text:p>
          </table:table-cell>
          <table:table-cell table:formula="of:=[.P14]*[.AB31]" office:value-type="float" office:value="50">
            <text:p>50</text:p>
          </table:table-cell>
          <table:table-cell table:formula="of:=[.Q14]*[.AC31]" office:value-type="float" office:value="21">
            <text:p>21</text:p>
          </table:table-cell>
          <table:table-cell table:formula="of:=[.R14]*[.AD31]" office:value-type="float" office:value="30">
            <text:p>30</text:p>
          </table:table-cell>
          <table:table-cell table:formula="of:=[.S14]*[.AE31]" office:value-type="float" office:value="12">
            <text:p>12</text:p>
          </table:table-cell>
          <table:table-cell table:formula="of:=[.T14]*[.AF31]" office:value-type="float" office:value="42">
            <text:p>42</text:p>
          </table:table-cell>
          <table:table-cell table:formula="of:=[.U14]*[.AA14]" office:value-type="float" office:value="0">
            <text:p>0</text:p>
          </table:table-cell>
          <table:table-cell table:formula="of:=[.V14]*[.AB14]" office:value-type="float" office:value="25">
            <text:p>25</text:p>
          </table:table-cell>
          <table:table-cell table:formula="of:=[.W14]*[.AC14]" office:value-type="float" office:value="14">
            <text:p>14</text:p>
          </table:table-cell>
          <table:table-cell table:formula="of:=[.X14]*[.AD14]" office:value-type="float" office:value="15">
            <text:p>15</text:p>
          </table:table-cell>
          <table:table-cell table:formula="of:=[.Y14]*[.AE14]" office:value-type="float" office:value="12">
            <text:p>12</text:p>
          </table:table-cell>
          <table:table-cell table:formula="of:=[.Z14]*[.AF14]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AA14]/3" office:value-type="float" office:value="0">
            <text:p>0</text:p>
          </table:table-cell>
          <table:table-cell table:formula="of:=[.AB14]/3" office:value-type="float" office:value="1.66666666666667">
            <text:p>1.6666666667</text:p>
          </table:table-cell>
          <table:table-cell table:formula="of:=[.AC14]/3" office:value-type="float" office:value="1.33333333333333">
            <text:p>1.3333333333</text:p>
          </table:table-cell>
          <table:table-cell table:formula="of:=[.AD14]/3" office:value-type="float" office:value="1">
            <text:p>1</text:p>
          </table:table-cell>
          <table:table-cell table:formula="of:=[.AE14]/3" office:value-type="float" office:value="0.666666666666667">
            <text:p>0.6666666667</text:p>
          </table:table-cell>
          <table:table-cell table:formula="of:=[.AF14]/3" office:value-type="float" office:value="0.333333333333333">
            <text:p>0.3333333333</text:p>
          </table:table-cell>
        </table:table-row>
        <table:table-row table:style-name="ro1">
          <table:table-cell table:number-columns-repeated="14"/>
          <table:table-cell table:formula="of:=[.O15]*[.AA32]" office:value-type="float" office:value="0">
            <text:p>0</text:p>
          </table:table-cell>
          <table:table-cell table:formula="of:=[.P15]*[.AB32]" office:value-type="float" office:value="24.5798816568047">
            <text:p>24.5798816568</text:p>
          </table:table-cell>
          <table:table-cell table:formula="of:=[.Q15]*[.AC32]" office:value-type="float" office:value="37.7514792899408">
            <text:p>37.7514792899</text:p>
          </table:table-cell>
          <table:table-cell table:formula="of:=[.R15]*[.AD32]" office:value-type="float" office:value="35.1479289940828">
            <text:p>35.1479289941</text:p>
          </table:table-cell>
          <table:table-cell table:formula="of:=[.S15]*[.AE32]" office:value-type="float" office:value="23.1656804733728">
            <text:p>23.1656804734</text:p>
          </table:table-cell>
          <table:table-cell table:formula="of:=[.T15]*[.AF32]" office:value-type="float" office:value="43.2544378698225">
            <text:p>43.2544378698</text:p>
          </table:table-cell>
          <table:table-cell table:formula="of:=[.U15]*[.AA15]" office:value-type="float" office:value="0">
            <text:p>0</text:p>
          </table:table-cell>
          <table:table-cell table:formula="of:=[.V15]*[.AB15]" office:value-type="float" office:value="11.8934911242604">
            <text:p>11.8934911243</text:p>
          </table:table-cell>
          <table:table-cell table:formula="of:=[.W15]*[.AC15]" office:value-type="float" office:value="19.7337278106509">
            <text:p>19.7337278107</text:p>
          </table:table-cell>
          <table:table-cell table:formula="of:=[.X15]*[.AD15]" office:value-type="float" office:value="16.4023668639053">
            <text:p>16.4023668639</text:p>
          </table:table-cell>
          <table:table-cell table:formula="of:=[.Y15]*[.AE15]" office:value-type="float" office:value="12.8698224852071">
            <text:p>12.8698224852</text:p>
          </table:table-cell>
          <table:table-cell table:formula="of:=[.Z15]*[.AF15]" office:value-type="float" office:value="20.1183431952663">
            <text:p>20.1183431953</text:p>
          </table:table-cell>
          <table:table-cell table:style-name="ce1" table:formula="of:=AVERAGE([.AA19:.AA31])" office:value-type="float" office:value="0.384615384615385">
            <text:p>0.3846153846</text:p>
          </table:table-cell>
          <table:table-cell table:style-name="ce1" table:formula="of:=AVERAGE([.AB19:.AB31])" office:value-type="float" office:value="2.38461538461538">
            <text:p>2.3846153846</text:p>
          </table:table-cell>
          <table:table-cell table:style-name="ce1" table:formula="of:=AVERAGE([.AC19:.AC31])" office:value-type="float" office:value="3.38461538461538">
            <text:p>3.3846153846</text:p>
          </table:table-cell>
          <table:table-cell table:style-name="ce1" table:formula="of:=AVERAGE([.AD19:.AD31])" office:value-type="float" office:value="3.46153846153846">
            <text:p>3.4615384615</text:p>
          </table:table-cell>
          <table:table-cell table:style-name="ce1" table:formula="of:=AVERAGE([.AE19:.AE31])" office:value-type="float" office:value="2.07692307692308">
            <text:p>2.0769230769</text:p>
          </table:table-cell>
          <table:table-cell table:style-name="ce1" table:formula="of:=AVERAGE([.AF19:.AF31])" office:value-type="float" office:value="3.30769230769231">
            <text:p>3.3076923077</text:p>
          </table:table-cell>
          <table:table-cell table:number-columns-repeated="2"/>
          <table:table-cell table:formula="of:=[.AA15]/3" office:value-type="float" office:value="0.179487179487179">
            <text:p>0.1794871795</text:p>
          </table:table-cell>
          <table:table-cell table:formula="of:=[.AB15]/3" office:value-type="float" office:value="0.769230769230769">
            <text:p>0.7692307692</text:p>
          </table:table-cell>
          <table:table-cell table:formula="of:=[.AC15]/3" office:value-type="float" office:value="1.17948717948718">
            <text:p>1.1794871795</text:p>
          </table:table-cell>
          <table:table-cell table:formula="of:=[.AD15]/3" office:value-type="float" office:value="1.07692307692308">
            <text:p>1.0769230769</text:p>
          </table:table-cell>
          <table:table-cell table:formula="of:=[.AE15]/3" office:value-type="float" office:value="0.769230769230769">
            <text:p>0.7692307692</text:p>
          </table:table-cell>
          <table:table-cell table:formula="of:=[.AF15]/3" office:value-type="float" office:value="1.02564102564103">
            <text:p>1.0256410256</text:p>
          </table:table-cell>
        </table:table-row>
        <table:table-row table:style-name="ro1">
          <table:table-cell table:number-columns-repeated="14"/>
          <table:table-cell table:formula="of:=[.O16]*[.AA33]" office:value-type="float" office:value="0">
            <text:p>0</text:p>
          </table:table-cell>
          <table:table-cell table:formula="of:=[.P16]*[.AB33]" office:value-type="float" office:value="2.99275917759332">
            <text:p>2.9927591776</text:p>
          </table:table-cell>
          <table:table-cell table:formula="of:=[.Q16]*[.AC33]" office:value-type="float" office:value="4.99677739672279">
            <text:p>4.9967773967</text:p>
          </table:table-cell>
          <table:table-cell table:formula="of:=[.R16]*[.AD33]" office:value-type="float" office:value="2.3830640114861">
            <text:p>2.3830640115</text:p>
          </table:table-cell>
          <table:table-cell table:formula="of:=[.S16]*[.AE33]" office:value-type="float" office:value="6.64613455600239">
            <text:p>6.646134556</text:p>
          </table:table-cell>
          <table:table-cell table:formula="of:=[.T16]*[.AF33]" office:value-type="float" office:value="2.80807279941445">
            <text:p>2.8080727994</text:p>
          </table:table-cell>
          <table:table-cell table:formula="of:=[.U16]*[.AA16]" office:value-type="float" office:value="0">
            <text:p>0</text:p>
          </table:table-cell>
          <table:table-cell table:formula="of:=[.V16]*[.AB16]" office:value-type="float" office:value="1.20560547014286">
            <text:p>1.2056054701</text:p>
          </table:table-cell>
          <table:table-cell table:formula="of:=[.W16]*[.AC16]" office:value-type="float" office:value="2.25115939155364">
            <text:p>2.2511593916</text:p>
          </table:table-cell>
          <table:table-cell table:formula="of:=[.X16]*[.AD16]" office:value-type="float" office:value="1.1548606651101">
            <text:p>1.1548606651</text:p>
          </table:table-cell>
          <table:table-cell table:formula="of:=[.Y16]*[.AE16]" office:value-type="float" office:value="2.97408956560612">
            <text:p>2.9740895656</text:p>
          </table:table-cell>
          <table:table-cell table:formula="of:=[.Z16]*[.AF16]" office:value-type="float" office:value="2.3219467166363">
            <text:p>2.3219467166</text:p>
          </table:table-cell>
          <table:table-cell table:style-name="ce1" table:formula="of:=STDEV([.AA19:.AA31])" office:value-type="float" office:value="0.869718492622904">
            <text:p>0.8697184926</text:p>
          </table:table-cell>
          <table:table-cell table:style-name="ce1" table:formula="of:=STDEV([.AB19:.AB31])" office:value-type="float" office:value="1.70970082853022">
            <text:p>1.7097008285</text:p>
          </table:table-cell>
          <table:table-cell table:style-name="ce1" table:formula="of:=STDEV([.AC19:.AC31])" office:value-type="float" office:value="1.60926802918084">
            <text:p>1.6092680292</text:p>
          </table:table-cell>
          <table:table-cell table:style-name="ce1" table:formula="of:=STDEV([.AD19:.AD31])" office:value-type="float" office:value="1.12660142429822">
            <text:p>1.1266014243</text:p>
          </table:table-cell>
          <table:table-cell table:style-name="ce1" table:formula="of:=STDEV([.AE19:.AE31])" office:value-type="float" office:value="1.60527975036225">
            <text:p>1.6052797504</text:p>
          </table:table-cell>
          <table:table-cell table:style-name="ce1" table:formula="of:=STDEV([.AF19:.AF31])" office:value-type="float" office:value="1.03155347127648">
            <text:p>1.0315534713</text:p>
          </table:table-cell>
          <table:table-cell table:number-columns-repeated="2"/>
          <table:table-cell table:formula="of:=[.AA16]/3" office:value-type="float" office:value="0.399429793010185">
            <text:p>0.399429793</text:p>
          </table:table-cell>
          <table:table-cell table:formula="of:=[.AB16]/3" office:value-type="float" office:value="0.459158154480796">
            <text:p>0.4591581545</text:p>
          </table:table-cell>
          <table:table-cell table:formula="of:=[.AC16]/3" office:value-type="float" office:value="0.48334070138799">
            <text:p>0.4833407014</text:p>
          </table:table-cell>
          <table:table-cell table:formula="of:=[.AD16]/3" office:value-type="float" office:value="0.363976142732779">
            <text:p>0.3639761427</text:p>
          </table:table-cell>
          <table:table-cell table:formula="of:=[.AE16]/3" office:value-type="float" office:value="0.47889949816713">
            <text:p>0.4788994982</text:p>
          </table:table-cell>
          <table:table-cell table:formula="of:=[.AF16]/3" office:value-type="float" office:value="0.568649121481625">
            <text:p>0.5686491215</text:p>
          </table:table-cell>
        </table:table-row>
        <table:table-row table:style-name="ro1">
          <table:table-cell table:number-columns-repeated="14"/>
          <table:table-cell table:style-name="ce1" table:formula="of:=AVERAGE([.O19:.O33])" office:value-type="float" office:value="0">
            <text:p>0</text:p>
          </table:table-cell>
          <table:table-cell table:style-name="ce1" table:formula="of:=AVERAGE([.P19:.P33])" office:value-type="float" office:value="21.9048427222932">
            <text:p>21.9048427223</text:p>
          </table:table-cell>
          <table:table-cell table:style-name="ce1" table:formula="of:=AVERAGE([.Q19:.Q33])" office:value-type="float" office:value="35.3165504457776">
            <text:p>35.3165504458</text:p>
          </table:table-cell>
          <table:table-cell table:style-name="ce1" table:formula="of:=AVERAGE([.R19:.R33])" office:value-type="float" office:value="33.1687328670379">
            <text:p>33.168732867</text:p>
          </table:table-cell>
          <table:table-cell table:style-name="ce1" table:formula="of:=AVERAGE([.S19:.S33])" office:value-type="float" office:value="22.920787668625">
            <text:p>22.9207876686</text:p>
          </table:table-cell>
          <table:table-cell table:style-name="ce1" table:formula="of:=AVERAGE([.T19:.T33])" office:value-type="float" office:value="41.1375007112825">
            <text:p>41.1375007113</text:p>
          </table:table-cell>
          <table:table-cell table:style-name="ce1" table:formula="of:=AVERAGE([.U19:.U33])" office:value-type="float" office:value="0">
            <text:p>0</text:p>
          </table:table-cell>
          <table:table-cell table:style-name="ce1" table:formula="of:=AVERAGE([.V19:.V33])" office:value-type="float" office:value="10.7399397729602">
            <text:p>10.739939773</text:p>
          </table:table-cell>
          <table:table-cell table:style-name="ce1" table:formula="of:=AVERAGE([.W19:.W33])" office:value-type="float" office:value="18.1656591468136">
            <text:p>18.1656591468</text:p>
          </table:table-cell>
          <table:table-cell table:style-name="ce1" table:formula="of:=AVERAGE([.X19:.X33])" office:value-type="float" office:value="15.5704818352677">
            <text:p>15.5704818353</text:p>
          </table:table-cell>
          <table:table-cell table:style-name="ce1" table:formula="of:=AVERAGE([.Y19:.Y33])" office:value-type="float" office:value="12.5895941367209">
            <text:p>12.5895941367</text:p>
          </table:table-cell>
          <table:table-cell table:style-name="ce1" table:formula="of:=AVERAGE([.Z19:.Z33])" office:value-type="float" office:value="18.5626859941268">
            <text:p>18.5626859941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style-name="ce1" table:formula="of:=STDEV([.O19:.O33])" office:value-type="float" office:value="0">
            <text:p>0</text:p>
          </table:table-cell>
          <table:table-cell table:style-name="ce1" table:formula="of:=STDEV([.P19:.P33])" office:value-type="float" office:value="15.3594902478462">
            <text:p>15.3594902478</text:p>
          </table:table-cell>
          <table:table-cell table:style-name="ce1" table:formula="of:=STDEV([.Q19:.Q33])" office:value-type="float" office:value="20.3965349684939">
            <text:p>20.3965349685</text:p>
          </table:table-cell>
          <table:table-cell table:style-name="ce1" table:formula="of:=STDEV([.R19:.R33])" office:value-type="float" office:value="15.1057777654354">
            <text:p>15.1057777654</text:p>
          </table:table-cell>
          <table:table-cell table:style-name="ce1" table:formula="of:=STDEV([.S19:.S33])" office:value-type="float" office:value="23.1275689632185">
            <text:p>23.1275689632</text:p>
          </table:table-cell>
          <table:table-cell table:style-name="ce1" table:formula="of:=STDEV([.T19:.T33])" office:value-type="float" office:value="20.4580096028071">
            <text:p>20.4580096028</text:p>
          </table:table-cell>
          <table:table-cell table:style-name="ce1" table:formula="of:=STDEV([.U19:.U33])" office:value-type="float" office:value="0">
            <text:p>0</text:p>
          </table:table-cell>
          <table:table-cell table:style-name="ce1" table:formula="of:=STDEV([.V19:.V33])" office:value-type="float" office:value="6.68534655993618">
            <text:p>6.6853465599</text:p>
          </table:table-cell>
          <table:table-cell table:style-name="ce1" table:formula="of:=STDEV([.W19:.W33])" office:value-type="float" office:value="9.89902646128767">
            <text:p>9.8990264613</text:p>
          </table:table-cell>
          <table:table-cell table:style-name="ce1" table:formula="of:=STDEV([.X19:.X33])" office:value-type="float" office:value="7.12777651744988">
            <text:p>7.1277765174</text:p>
          </table:table-cell>
          <table:table-cell table:style-name="ce1" table:formula="of:=STDEV([.Y19:.Y33])" office:value-type="float" office:value="10.0499087829359">
            <text:p>10.0499087829</text:p>
          </table:table-cell>
          <table:table-cell table:style-name="ce1" table:formula="of:=STDEV([.Z19:.Z33])" office:value-type="float" office:value="11.6681480343746">
            <text:p>11.6681480344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>
            <text:p>Weighted averages</text:p>
          </table:table-cell>
          <table:table-cell table:number-columns-repeated="18"/>
        </table:table-row>
        <table:table-row table:style-name="ro1">
          <table:table-cell table:number-columns-repeated="21"/>
          <table:table-cell table:formula="of:=[.V15]*[.AB15]" office:value-type="float" office:value="11.8934911242604">
            <text:p>11.8934911243</text:p>
          </table:table-cell>
          <table:table-cell table:formula="of:=[.W15]*[.AC15]" office:value-type="float" office:value="19.7337278106509">
            <text:p>19.7337278107</text:p>
          </table:table-cell>
          <table:table-cell table:formula="of:=[.X15]*[.AD15]" office:value-type="float" office:value="16.4023668639053">
            <text:p>16.4023668639</text:p>
          </table:table-cell>
          <table:table-cell table:formula="of:=[.Y15]*[.AE15]" office:value-type="float" office:value="12.8698224852071">
            <text:p>12.8698224852</text:p>
          </table:table-cell>
          <table:table-cell table:formula="of:=[.Z15]*[.AF15]" office:value-type="float" office:value="20.1183431952663">
            <text:p>20.1183431953</text:p>
          </table:table-cell>
          <table:table-cell table:number-columns-repeated="14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2"/>
          <table:table-cell office:value-type="string">
            <text:p>Avg. Factor Counts (SD)</text:p>
          </table:table-cell>
          <table:table-cell office:value-type="string">
            <text:p>Avg. Factor Score (SD)</text:p>
          </table:table-cell>
          <table:table-cell office:value-type="string">
            <text:p>Avg. Weighted Factor Score (SD)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>
            <text:p>Collaboration</text:p>
          </table:table-cell>
          <table:table-cell office:value-type="string">
            <text:p>0.54 (1.20)</text:p>
          </table:table-cell>
          <table:table-cell table:number-columns-repeated="2" office:value-type="string">
            <text:p>0 (0)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>
            <text:p>Enjoyment</text:p>
          </table:table-cell>
          <table:table-cell office:value-type="string">
            <text:p>2.31 (1.38)</text:p>
          </table:table-cell>
          <table:table-cell office:value-type="string">
            <text:p>10.30 (1.75)</text:p>
          </table:table-cell>
          <table:table-cell office:value-type="string">
            <text:p>21.48 (13.37)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>
            <text:p>Exploration</text:p>
          </table:table-cell>
          <table:table-cell office:value-type="string">
            <text:p>3.54 (1.45)</text:p>
          </table:table-cell>
          <table:table-cell office:value-type="string">
            <text:p>11.15 (3.11)</text:p>
          </table:table-cell>
          <table:table-cell office:value-type="string">
            <text:p>36.33 (19.80)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>
            <text:p>Expressiveness</text:p>
          </table:table-cell>
          <table:table-cell office:value-type="string">
            <text:p>3.23 (1.09)</text:p>
          </table:table-cell>
          <table:table-cell office:value-type="string">
            <text:p>10.15 (2.12)</text:p>
          </table:table-cell>
          <table:table-cell office:value-type="string">
            <text:p>31.14 (14.26)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>
            <text:p>Immersion</text:p>
          </table:table-cell>
          <table:table-cell office:value-type="string">
            <text:p>2.31 (1.44)</text:p>
          </table:table-cell>
          <table:table-cell office:value-type="string">
            <text:p>11.15 (4.14)</text:p>
          </table:table-cell>
          <table:table-cell office:value-type="string">
            <text:p>25.18 (20.10)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string">
            <text:p>ResultsWorthEffort</text:p>
          </table:table-cell>
          <table:table-cell office:value-type="string">
            <text:p>3.08 (1.71)</text:p>
          </table:table-cell>
          <table:table-cell office:value-type="string">
            <text:p>13.08 (2.72)</text:p>
          </table:table-cell>
          <table:table-cell office:value-type="string">
            <text:p>37.13 (23.34)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15/11/2017</text:date>, <text:time>13:41:1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11-15T13:41:19.60</dc:date>
    <dc:creator>Marijn </dc:creator>
    <meta:editing-duration>PT52M14S</meta:editing-duration>
    <meta:editing-cycles>6</meta:editing-cycles>
    <meta:document-statistic meta:table-count="1" meta:cell-count="958" meta:object-count="0"/>
  </office:meta>
</office:document-meta>
</file>